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34">
            <text:p>1934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72">
            <text:p>1172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640">
            <text:p>15640</text:p>
          </table:table-cell>
          <table:table-cell table:style-name="ce22" office:value-type="float" office:value="2898">
            <text:p>289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33">
            <text:p>1433</text:p>
          </table:table-cell>
          <table:table-cell table:style-name="ce22" office:value-type="float" office:value="591">
            <text:p>5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338">
            <text:p>9338</text:p>
          </table:table-cell>
          <table:table-cell table:style-name="ce22" office:value-type="float" office:value="2543">
            <text:p>25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3">
            <text:p>170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889">
            <text:p>88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980">
            <text:p>11980</text:p>
          </table:table-cell>
          <table:table-cell table:style-name="ce22" office:value-type="float" office:value="1492">
            <text:p>149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49">
            <text:p>194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19">
            <text:p>4619</text:p>
          </table:table-cell>
          <table:table-cell table:style-name="ce22" office:value-type="float" office:value="2924">
            <text:p>2924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122">
            <text:p>212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403">
            <text:p>4403</text:p>
          </table:table-cell>
          <table:table-cell table:style-name="ce22" office:value-type="float" office:value="1305">
            <text:p>1305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395">
            <text:p>4395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9">
            <text:p>1159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427">
            <text:p>1427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97">
            <text:p>99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0231">
            <text:p>50231</text:p>
          </table:table-cell>
          <table:table-cell table:style-name="ce22" office:value-type="float" office:value="9907">
            <text:p>99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67">
            <text:p>446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17">
            <text:p>6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2">
            <text:p>1832</text:p>
          </table:table-cell>
          <table:table-cell table:style-name="ce22" office:value-type="float" office:value="921">
            <text:p>9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4">
            <text:p>16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33">
            <text:p>15233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09">
            <text:p>11109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69">
            <text:p>2069</text:p>
          </table:table-cell>
          <table:table-cell table:style-name="ce22" office:value-type="float" office:value="799">
            <text:p>79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4">
            <text:p>262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62">
            <text:p>2362</text:p>
          </table:table-cell>
          <table:table-cell table:style-name="ce22" office:value-type="float" office:value="404">
            <text:p>40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33">
            <text:p>3633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146">
            <text:p>3146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02">
            <text:p>2002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52">
            <text:p>1952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931">
            <text:p>35931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75">
            <text:p>1575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221">
            <text:p>122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21">
            <text:p>5821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958">
            <text:p>295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11">
            <text:p>121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756">
            <text:p>5756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22">
            <text:p>3922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07">
            <text:p>270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546">
            <text:p>2546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59">
            <text:p>135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39">
            <text:p>1939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144">
            <text:p>3144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13">
            <text:p>221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3606">
            <text:p>73606</text:p>
          </table:table-cell>
          <table:table-cell table:style-name="ce22" office:value-type="float" office:value="8317">
            <text:p>83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85">
            <text:p>2485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67">
            <text:p>4067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527">
            <text:p>152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440">
            <text:p>10440</text:p>
          </table:table-cell>
          <table:table-cell table:style-name="ce22" office:value-type="float" office:value="4900">
            <text:p>490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4">
            <text:p>177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080">
            <text:p>508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91">
            <text:p>179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819">
            <text:p>181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214">
            <text:p>2214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10159">
            <text:p>10159</text:p>
          </table:table-cell>
          <table:table-cell table:style-name="ce22" office:value-type="float" office:value="2412">
            <text:p>2412</text:p>
          </table:table-cell>
          <table:table-cell table:style-name="ce22" office:value-type="float" office:value="1912">
            <text:p>191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61">
            <text:p>12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22">
            <text:p>5422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73">
            <text:p>3573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941">
            <text:p>6941</text:p>
          </table:table-cell>
          <table:table-cell table:style-name="ce22" office:value-type="float" office:value="2065">
            <text:p>2065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55">
            <text:p>2555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97">
            <text:p>229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24">
            <text:p>2524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571">
            <text:p>4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452">
            <text:p>145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592">
            <text:p>159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47">
            <text:p>304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3837">
            <text:p>123837</text:p>
          </table:table-cell>
          <table:table-cell table:style-name="ce22" office:value-type="float" office:value="18224">
            <text:p>1822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17">
            <text:p>2117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83">
            <text:p>1483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61">
            <text:p>2161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586">
            <text:p>15586</text:p>
          </table:table-cell>
          <table:table-cell table:style-name="ce22" office:value-type="float" office:value="2086">
            <text:p>20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412">
            <text:p>4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886">
            <text:p>8886</text:p>
          </table:table-cell>
          <table:table-cell table:style-name="ce22" office:value-type="float" office:value="2369">
            <text:p>23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31">
            <text:p>1731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135">
            <text:p>13135</text:p>
          </table:table-cell>
          <table:table-cell table:style-name="ce22" office:value-type="float" office:value="1133">
            <text:p>113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776">
            <text:p>3776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84">
            <text:p>108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756">
            <text:p>2756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35">
            <text:p>2035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797">
            <text:p>4797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4121">
            <text:p>4121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139">
            <text:p>3139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20">
            <text:p>47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2539">
            <text:p>2539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464">
            <text:p>6464</text:p>
          </table:table-cell>
          <table:table-cell table:style-name="ce22" office:value-type="float" office:value="1886">
            <text:p>188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50502">
            <text:p>50502</text:p>
          </table:table-cell>
          <table:table-cell table:style-name="ce22" office:value-type="float" office:value="7952">
            <text:p>79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27">
            <text:p>22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741">
            <text:p>174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35">
            <text:p>3435</text:p>
          </table:table-cell>
          <table:table-cell table:style-name="ce22" office:value-type="float" office:value="776">
            <text:p>77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38">
            <text:p>223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39">
            <text:p>9339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33">
            <text:p>16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29">
            <text:p>34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13">
            <text:p>15913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178">
            <text:p>4178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6">
            <text:p>1776</text:p>
          </table:table-cell>
          <table:table-cell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97">
            <text:p>5197</text:p>
          </table:table-cell>
          <table:table-cell table:style-name="ce22" office:value-type="float" office:value="647">
            <text:p>64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796">
            <text:p>1796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55">
            <text:p>185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08">
            <text:p>300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324">
            <text:p>232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7">
            <text:p>1697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6662">
            <text:p>6662</text:p>
          </table:table-cell>
          <table:table-cell table:style-name="ce22" office:value-type="float" office:value="1957">
            <text:p>195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97">
            <text:p>179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19">
            <text:p>29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08">
            <text:p>320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31">
            <text:p>9531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5006">
            <text:p>45006</text:p>
          </table:table-cell>
          <table:table-cell table:style-name="ce22" office:value-type="float" office:value="4660">
            <text:p>46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72">
            <text:p>277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44">
            <text:p>14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35">
            <text:p>243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127">
            <text:p>412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6">
            <text:p>1216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95">
            <text:p>3095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17">
            <text:p>181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512">
            <text:p>4512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3514">
            <text:p>351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18">
            <text:p>3118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588">
            <text:p>158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290">
            <text:p>2290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11849">
            <text:p>11849</text:p>
          </table:table-cell>
          <table:table-cell table:style-name="ce22" office:value-type="float" office:value="2261">
            <text:p>2261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06">
            <text:p>250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83">
            <text:p>458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65">
            <text:p>4865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3256">
            <text:p>325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7483">
            <text:p>17483</text:p>
          </table:table-cell>
          <table:table-cell table:style-name="ce22" office:value-type="float" office:value="2228">
            <text:p>2228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86325">
            <text:p>86325</text:p>
          </table:table-cell>
          <table:table-cell table:style-name="ce22" office:value-type="float" office:value="10503">
            <text:p>105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62">
            <text:p>3862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021">
            <text:p>202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23">
            <text:p>332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7903">
            <text:p>7903</text:p>
          </table:table-cell>
          <table:table-cell table:style-name="ce22" office:value-type="float" office:value="1246">
            <text:p>1246</text:p>
          </table:table-cell>
          <table:table-cell table:style-name="ce22" office:value-type="float" office:value="2179">
            <text:p>2179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381">
            <text:p>4381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901">
            <text:p>290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268">
            <text:p>7268</text:p>
          </table:table-cell>
          <table:table-cell table:style-name="ce22" office:value-type="float" office:value="1631">
            <text:p>1631</text:p>
          </table:table-cell>
          <table:table-cell table:style-name="ce22" office:value-type="float" office:value="4377">
            <text:p>4377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53">
            <text:p>515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154">
            <text:p>215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087">
            <text:p>7087</text:p>
          </table:table-cell>
          <table:table-cell table:style-name="ce22" office:value-type="float" office:value="2391">
            <text:p>2391</text:p>
          </table:table-cell>
          <table:table-cell table:style-name="ce22" office:value-type="float" office:value="15970">
            <text:p>15970</text:p>
          </table:table-cell>
          <table:table-cell table:style-name="ce22" office:value-type="float" office:value="2675">
            <text:p>267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231">
            <text:p>4231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722">
            <text:p>7722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85">
            <text:p>9585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5795">
            <text:p>5795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472">
            <text:p>1472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333">
            <text:p>233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3947">
            <text:p>23947</text:p>
          </table:table-cell>
          <table:table-cell table:style-name="ce22" office:value-type="float" office:value="4114">
            <text:p>4114</text:p>
          </table:table-cell>
          <table:table-cell table:style-name="ce22" office:value-type="float" office:value="1605">
            <text:p>160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459">
            <text:p>245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136827">
            <text:p>136827</text:p>
          </table:table-cell>
          <table:table-cell table:style-name="ce22" office:value-type="float" office:value="18455">
            <text:p>1845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278">
            <text:p>27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65">
            <text:p>4065</text:p>
          </table:table-cell>
          <table:table-cell table:style-name="ce22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307">
            <text:p>31307</text:p>
          </table:table-cell>
          <table:table-cell table:style-name="ce22" office:value-type="float" office:value="4987">
            <text:p>498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38">
            <text:p>2738</text:p>
          </table:table-cell>
          <table:table-cell table:style-name="ce22" office:value-type="float" office:value="1003">
            <text:p>100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314">
            <text:p>18314</text:p>
          </table:table-cell>
          <table:table-cell table:style-name="ce22" office:value-type="float" office:value="4918">
            <text:p>49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17">
            <text:p>4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9">
            <text:p>2649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4">
            <text:p>302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71">
            <text:p>3071</text:p>
          </table:table-cell>
          <table:table-cell table:style-name="ce22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487">
            <text:p>25487</text:p>
          </table:table-cell>
          <table:table-cell table:style-name="ce22" office:value-type="float" office:value="2637">
            <text:p>26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77">
            <text:p>2877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1500">
            <text:p>101500</text:p>
          </table:table-cell>
          <table:table-cell table:style-name="ce22" office:value-type="float" office:value="17887">
            <text:p>178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99">
            <text:p>669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58">
            <text:p>235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69">
            <text:p>5369</text:p>
          </table:table-cell>
          <table:table-cell table:style-name="ce22" office:value-type="float" office:value="1697">
            <text:p>169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147">
            <text:p>25147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835">
            <text:p>27835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092">
            <text:p>209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339">
            <text:p>8339</text:p>
          </table:table-cell>
          <table:table-cell table:style-name="ce22" office:value-type="float" office:value="1605">
            <text:p>160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00">
            <text:p>440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742">
            <text:p>7742</text:p>
          </table:table-cell>
          <table:table-cell table:style-name="ce22" office:value-type="float" office:value="1055">
            <text:p>105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22">
            <text:p>13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2259">
            <text:p>82259</text:p>
          </table:table-cell>
          <table:table-cell table:style-name="ce22" office:value-type="float" office:value="7315">
            <text:p>73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09">
            <text:p>260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095">
            <text:p>5095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5026">
            <text:p>165026</text:p>
          </table:table-cell>
          <table:table-cell table:style-name="ce22" office:value-type="float" office:value="18974">
            <text:p>189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08">
            <text:p>290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954">
            <text:p>295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862">
            <text:p>5862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66526">
            <text:p>266526</text:p>
          </table:table-cell>
          <table:table-cell table:style-name="ce22" office:value-type="float" office:value="36861">
            <text:p>3686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